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07833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wrap">
        <text:section text:style-name="Sect1" text:name="fp_product">
          <text:p text:style-name="Standard">The intellectual property depicted in this <text:span text:style-name="T1">mod</text:span>, including the brand "stargate", is not affiliated with or endorsed by the original rights holders. Editorial uses of this <text:span text:style-name="T1">mod</text:span> are allowed <text:span text:style-name="T1">as long as credit for the work is provided</text:span>, but other uses (such as within <text:span text:style-name="T1">for profit </text:span>computer games) may require legal clearances from third party intellectual property owners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1S</meta:editing-duration>
    <meta:editing-cycles>4</meta:editing-cycles>
    <meta:generator>LibreOffice/5.0.4.2$Windows_x86 LibreOffice_project/2b9802c1994aa0b7dc6079e128979269cf95bc78</meta:generator>
    <dc:date>2017-08-27T21:05:31.891000000</dc:date>
    <meta:document-statistic meta:table-count="0" meta:image-count="0" meta:object-count="0" meta:page-count="1" meta:paragraph-count="1" meta:word-count="58" meta:character-count="363" meta:non-whitespace-character-count="306"/>
    <meta:user-defined meta:name="Info 1"/>
    <meta:user-defined meta:name="Info 2"/>
    <meta:user-defined meta:name="Info 3"/>
    <meta:user-defined meta:name="Info 4"/>
  </office:meta>
</office:document-meta>
</file>